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atusController.throws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tusAssertionTests.httpStatu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tatusController.teaPo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tatusController.notImplemen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tatusController.createdWithComposedAnnot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tatusController.crea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tatusAssertionTests.match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tusController.exceptionHandler( IllegalStateException 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tatusController.badRequ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tatusAssertionTests.statusI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